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text-align="start" style:justify-single-word="false"/>
      <style:text-properties style:font-name="Open Sans" officeooo:paragraph-rsid="0019cd0a"/>
    </style:style>
    <style:style style:name="P2" style:family="paragraph" style:parent-style-name="Standard">
      <style:paragraph-properties fo:margin-top="0in" fo:margin-bottom="0in" style:contextual-spacing="false" fo:line-height="100%" fo:text-align="start" style:justify-single-word="false"/>
      <style:text-properties style:font-name="Open Sans" fo:font-weight="bold" officeooo:paragraph-rsid="0019cd0a" style:font-weight-asian="bold" style:font-weight-complex="bold"/>
    </style:style>
    <style:style style:name="P3" style:family="paragraph" style:parent-style-name="Standard">
      <style:paragraph-properties fo:margin-top="0in" fo:margin-bottom="0in" style:contextual-spacing="false" fo:line-height="100%" fo:text-align="start" style:justify-single-word="false"/>
      <style:text-properties style:font-name="Open Sans" officeooo:paragraph-rsid="0019cd0a"/>
    </style:style>
    <style:style style:name="P4"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5" style:family="paragraph" style:parent-style-name="Title" style:master-page-name="Standard">
      <style:paragraph-properties fo:text-align="start" style:justify-single-word="false" style:page-number="auto"/>
      <style:text-properties style:font-name="Open Sans" fo:font-weight="bold" officeooo:paragraph-rsid="0019cd0a" style:font-weight-asian="bold" style:font-weight-complex="bold"/>
    </style:style>
    <style:style style:name="P6" style:family="paragraph" style:parent-style-name="Heading_20_2">
      <style:paragraph-properties fo:text-align="start" style:justify-single-word="false"/>
      <style:text-properties style:font-name="Open Sans" officeooo:paragraph-rsid="0019cd0a"/>
    </style:style>
    <style:style style:name="P7" style:family="paragraph" style:parent-style-name="Heading_20_1">
      <style:paragraph-properties fo:text-align="start" style:justify-single-word="false"/>
      <style:text-properties style:font-name="Open Sans" officeooo:paragraph-rsid="0019cd0a"/>
    </style:style>
    <style:style style:name="P8" style:family="paragraph" style:parent-style-name="Standard" style:list-style-name="L1">
      <style:paragraph-properties fo:text-align="start" style:justify-single-word="false"/>
      <style:text-properties style:font-name="Open Sans" officeooo:paragraph-rsid="0019cd0a"/>
    </style:style>
    <style:style style:name="T1" style:family="text">
      <style:text-properties officeooo:rsid="0019cd0a"/>
    </style:style>
    <style:style style:name="T2" style:family="text">
      <style:text-properties fo:font-weight="bold" style:font-weight-asian="bold" style:font-weight-complex="bold"/>
    </style:style>
    <style:style style:name="T3" style:family="text">
      <style:text-properties fo:font-weight="bold" officeooo:rsid="0019cd0a" style:font-weight-asian="bold" style:font-weight-complex="bold"/>
    </style:style>
    <style:style style:name="T4"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me After</text:p>
      <text:p text:style-name="P4">Time limit: 1 sec</text:p>
      <text:p text:style-name="P1"><text:tab/>A simple alarm clock requires a user to set the alarm time as HH:MM. <text:span text:style-name="T1">H</text:span>owever, sometime you just need the clock to <text:span text:style-name="T1">wake you up</text:span> after a specific amount of time. For example, <text:s/><text:span text:style-name="T1">if </text:span>the current time is 12:15 and you are about to take a nap for <text:span text:style-name="T1">5</text:span>0 minutes, so you need to set the alarm at 1<text:span text:style-name="T1">3</text:span>:<text:span text:style-name="T1">0</text:span>5. <text:span text:style-name="T1">Write a program to compute the time </text:span><text:span text:style-name="T3">X</text:span><text:span text:style-name="T1"> minutes after a given time </text:span><text:span text:style-name="T3">P</text:span><text:span text:style-name="T1">.</text:span></text:p>
      <text:p text:style-name="P1"/>
      <text:h text:style-name="P7" text:outline-level="1">Input</text:h>
      <text:list xml:id="list8389114902022372663" text:style-name="L1">
        <text:list-item>
          <text:p text:style-name="P8">The first line of input contains two integers <text:span text:style-name="T2">H</text:span><draw:frame draw:style-name="fr1" draw:name="1" text:anchor-type="as-char" svg:width="0.8189in" svg:height="0.2047in" draw:z-index="0"><draw:object xlink:href="./Object 1" xlink:type="simple" xlink:show="embed" xlink:actuate="onLoad"/><draw:image xlink:href="./ObjectReplacements/Object 1" xlink:type="simple" xlink:show="embed" xlink:actuate="onLoad"/><svg:desc>formula</svg:desc></draw:frame>and <text:span text:style-name="T2">M</text:span><draw:frame draw:style-name="fr1" draw:name="Object1" text:anchor-type="as-char" svg:width="0.8366in" svg:height="0.2047in" draw:z-index="2"><draw:object xlink:href="./Object 2" xlink:type="simple" xlink:show="embed" xlink:actuate="onLoad"/><draw:image xlink:href="./ObjectReplacements/Object 2" xlink:type="simple" xlink:show="embed" xlink:actuate="onLoad"/></draw:frame> representing the hour and minute of the time <text:span text:style-name="T3">P</text:span>. </text:p>
        </text:list-item>
        <text:list-item>
          <text:p text:style-name="P8">The next line of input contains a number <text:span text:style-name="T2">X</text:span> <draw:frame draw:style-name="fr1" draw:name="Object2" text:anchor-type="as-char" svg:width="1.0071in" svg:height="0.1992in" draw:z-index="1"><draw:object xlink:href="./Object 3" xlink:type="simple" xlink:show="embed" xlink:actuate="onLoad"/><draw:image xlink:href="./ObjectReplacements/Object 3" xlink:type="simple" xlink:show="embed" xlink:actuate="onLoad"/></draw:frame> indicating the amount of time in minutes.</text:p>
        </text:list-item>
      </text:list>
      <text:h text:style-name="P7" text:outline-level="1">Output</text:h>
      <text:p text:style-name="P1">The time T to be set on the alarm clock, in the format of HH MM. The hour and the minute must include padding zero to the left as needed. (For example, write 09 03 not 9 3)</text:p>
      <text:h text:style-name="P7" text:outline-level="1">Example </text:h>
      <table:table table:name="Table1" table:style-name="Table1">
        <table:table-column table:style-name="Table1.A" table:number-columns-repeated="2"/>
        <table:table-row table:style-name="Table1.1">
          <table:table-cell table:style-name="Table1.A1" office:value-type="string">
            <text:p text:style-name="P2">Input</text:p>
          </table:table-cell>
          <table:table-cell table:style-name="Table1.A1" office:value-type="string">
            <text:p text:style-name="P2">Output</text:p>
          </table:table-cell>
        </table:table-row>
        <table:table-row table:style-name="Table1.1">
          <table:table-cell table:style-name="Table1.A1" office:value-type="string">
            <text:p text:style-name="P3">09 00</text:p>
            <text:p text:style-name="P3">71</text:p>
          </table:table-cell>
          <table:table-cell table:style-name="Table1.A1" office:value-type="string">
            <text:p text:style-name="P3">10 11</text:p>
          </table:table-cell>
        </table:table-row>
        <table:table-row table:style-name="Table1.1">
          <table:table-cell table:style-name="Table1.A3" office:value-type="string">
            <text:p text:style-name="P3">23 45</text:p>
            <text:p text:style-name="P3">20</text:p>
          </table:table-cell>
          <table:table-cell table:style-name="Table1.A3" office:value-type="string">
            <text:p text:style-name="P3">00 05</text:p>
          </table:table-cell>
        </table:table-row>
      </table:table>
      <text:h text:style-name="P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style: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date>2014-09-01T21:54:30.215365184</dc:date>
    <meta:editing-duration>PT26S</meta:editing-duration>
    <meta:editing-cycles>6</meta:editing-cycles>
    <meta:document-statistic meta:table-count="1" meta:image-count="0" meta:object-count="3" meta:page-count="1" meta:paragraph-count="17" meta:word-count="169" meta:character-count="798" meta:non-whitespace-character-count="643"/>
  </office:meta>
</office:document-meta>
</file>

<file path=Object 1/content.xml><?xml version="1.0" encoding="utf-8"?>
<math xmlns="http://www.w3.org/1998/Math/MathML">
  <semantics>
    <mrow>
      <mfenced open="(" close=")">
        <mrow>
          <mn>0</mn>
          <mi>≤</mi>
          <mi>H</mi>
          <mi>≤</mi>
          <mn>23</mn>
        </mrow>
      </mfenced>
    </mrow>
    <annotation encoding="StarMath 5.0">left (0≤H≤23 right )</annotation>
  </semantics>
</math>
</file>

<file path=Object 2/content.xml><?xml version="1.0" encoding="utf-8"?>
<math xmlns="http://www.w3.org/1998/Math/MathML">
  <semantics>
    <mrow>
      <mfenced open="(" close=")">
        <mrow>
          <mn>0</mn>
          <mi>≤</mi>
          <mi>M</mi>
          <mi>≤</mi>
          <mn>59</mn>
        </mrow>
      </mfenced>
    </mrow>
    <annotation encoding="StarMath 5.0">left (0≤M≤59 right )</annotation>
  </semantics>
</math>
</file>

<file path=Object 3/content.xml><?xml version="1.0" encoding="utf-8"?>
<math xmlns="http://www.w3.org/1998/Math/MathML">
  <semantics>
    <mrow>
      <mrow>
        <mo stretchy="false">(</mo>
        <mrow>
          <mn>1</mn>
          <mi>≤</mi>
          <mi>X</mi>
          <mi>≤</mi>
          <mn>1440</mn>
        </mrow>
        <mo stretchy="false">)</mo>
      </mrow>
    </mrow>
    <annotation encoding="StarMath 5.0">(1≤X≤1440)</annotation>
  </semantics>
</math>
</file>